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none" draw:opacity="100%" draw:opacity-name="" draw:textarea-horizontal-align="justify" draw:textarea-vertical-align="middle" draw:auto-grow-height="false" fo:min-height="0.277cm" fo:min-width="0.691cm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solid" svg:stroke-width="0.018cm" svg:stroke-color="#000000" draw:marker-start-width="0.227cm" draw:marker-end-width="0.227cm" draw:fill="none" draw:opacity="100%" draw:opacity-name="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opacity="100%" draw:opacity-name="" draw:textarea-horizontal-align="justify" draw:textarea-vertical-align="middle" draw:auto-grow-height="false" fo:min-height="0.278cm" fo:min-width="0.691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25cm" svg:height="0.561cm" draw:transform="skewX (0.488343124708013) translate (5.362cm 3.10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052cm" svg:x="4.959cm" svg:y="4.63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64cm" svg:y1="2.462cm" svg:x2="5.064cm" svg:y2="3.667cm">
          <text:p/>
        </draw:line>
        <draw:line draw:style-name="gr3" draw:text-style-name="P1" draw:layer="layout" svg:x1="6.294cm" svg:y1="2.462cm" svg:x2="6.294cm" svg:y2="3.667cm">
          <text:p/>
        </draw:line>
        <draw:line draw:style-name="gr3" draw:text-style-name="P1" draw:layer="layout" svg:x1="6.588cm" svg:y1="1.9cm" svg:x2="6.588cm" svg:y2="3.105cm">
          <text:p/>
        </draw:line>
        <draw:line draw:style-name="gr3" draw:text-style-name="P1" draw:layer="layout" svg:x1="5.362cm" svg:y1="1.9cm" svg:x2="5.362cm" svg:y2="3.105cm">
          <text:p/>
        </draw:line>
        <draw:custom-shape draw:style-name="gr4" draw:text-style-name="P1" draw:layer="layout" svg:width="1.225cm" svg:height="0.562cm" draw:transform="skewX (0.487470460082016) translate (5.362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254cm" svg:x="2.39cm" svg:y="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5.572cm" svg:y1="7.224cm" svg:x2="5.572cm" svg:y2="10.145cm">
          <text:p/>
        </draw:line>
        <draw:custom-shape draw:style-name="gr5" draw:text-style-name="P3" draw:layer="layout" svg:width="0.254cm" svg:height="0.254cm" svg:x="3.593cm" svg:y="2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2.726cm" svg:y="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921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2.39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5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2.651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9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032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15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79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09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54cm" svg:height="0.254cm" svg:x="3.159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1:20.968501702</meta:creation-date>
    <dc:date>2018-10-15T09:18:07.141457466</dc:date>
    <meta:editing-duration>PT1M45S</meta:editing-duration>
    <meta:editing-cycles>1</meta:editing-cycles>
    <meta:document-statistic meta:object-count="21"/>
    <meta:generator>LibreOffice/6.0.6.2$Linux_X86_64 LibreOffice_project/00m0$Build-2</meta:generator>
  </office:meta>
</office:document-meta>
</file>